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fo:background-color="#00ff00"/>
    </style:style>
    <style:style style:name="P3" style:family="paragraph" style:parent-style-name="Standard">
      <style:text-properties fo:font-weight="bold" fo:background-color="#f2f6fc" style:font-weight-asian="bold"/>
    </style:style>
    <style:style style:name="P4" style:family="paragraph" style:parent-style-name="Standard">
      <style:text-properties fo:background-color="#00ff00"/>
    </style:style>
    <style:style style:name="P5" style:family="paragraph" style:parent-style-name="Standard">
      <style:text-properties fo:font-size="10pt" style:font-size-asian="10pt" style:font-size-complex="10pt" fo:background-color="#00ff00"/>
    </style:style>
    <style:style style:name="P6" style:family="paragraph" style:parent-style-name="Standard">
      <style:text-properties fo:font-size="10pt" fo:background-color="#dbeded" style:font-size-asian="10pt" style:font-size-complex="10pt"/>
    </style:style>
    <style:style style:name="P7" style:family="paragraph" style:parent-style-name="Standard">
      <style:text-properties fo:background-color="#f2f6fc"/>
    </style:style>
    <style:style style:name="P8" style:family="paragraph" style:parent-style-name="Standard">
      <style:text-properties fo:font-size="12pt" fo:background-color="#f2f6fc" style:font-size-asian="12pt" style:font-size-complex="12pt"/>
    </style:style>
    <style:style style:name="P9" style:family="paragraph" style:parent-style-name="Standard" style:master-page-name="Standard">
      <style:paragraph-properties style:page-number="1"/>
    </style:style>
    <style:style style:name="T1" style:family="text">
      <style:text-properties style:font-name="Verdana" fo:font-size="10pt" fo:background-color="#f2f6fc" loext:char-shading-value="0" style:font-name-asian="Verdana1" style:font-size-asian="10pt" style:font-name-complex="Verdana1" style:font-size-complex="10pt"/>
    </style:style>
    <style:style style:name="T2" style:family="text">
      <style:text-properties fo:font-size="14pt" fo:font-weight="bold" fo:background-color="#f2f6fc" loext:char-shading-value="0" style:font-size-asian="14pt" style:font-weight-asian="bold" style:font-size-complex="14pt"/>
    </style:style>
    <style:style style:name="T3" style:family="text">
      <style:text-properties fo:font-weight="bold" fo:background-color="#f2f6fc" loext:char-shading-value="0" style:font-weight-asian="bold"/>
    </style:style>
    <style:style style:name="T4" style:family="text">
      <style:text-properties fo:font-weight="bold" style:font-weight-asian="bold"/>
    </style:style>
    <style:style style:name="T5" style:family="text">
      <style:text-properties fo:font-weight="bold" style:font-weight-asian="bold" fo:background-color="#00ff00"/>
    </style:style>
    <style:style style:name="T6" style:family="text">
      <style:text-properties fo:background-color="#00ff00"/>
    </style:style>
    <style:style style:name="T7" style:family="text">
      <style:text-properties fo:font-size="10pt" style:font-size-asian="10pt" style:font-size-complex="10pt" fo:background-color="#00ff00"/>
    </style:style>
    <style:style style:name="T8" style:family="text">
      <style:text-properties fo:font-size="10pt" fo:background-color="#dbeded" loext:char-shading-value="0" style:font-size-asian="10pt" style:font-size-complex="10pt"/>
    </style:style>
    <style:style style:name="T9" style:family="text">
      <style:text-properties fo:background-color="#f2f6f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tab/><text:tab/><text:tab/><text:tab/><text:tab/></text:span><text:span text:style-name="T2">Review-1</text:span></text:p>
      <text:p text:style-name="Standard"><text:span text:style-name="T3">Notation: </text:span></text:p>
      <text:p text:style-name="Standard"><text:span text:style-name="T6">The paper is generally well-written, but its clarity could be improved in a few places (in particular, the notation the authors use to describe the prior DeepPoly work and their own algorithm is dense, and their explanations could benefit from additional figures).</text:span></text:p>
      <text:p text:style-name="P2"/>
      <text:p text:style-name="Standard"><text:span text:style-name="T5">Sol: </text:span><text:span text:style-name="T6">I have tried to simplified the notation without figure. </text:span></text:p>
      <text:p text:style-name="Standard"/>
      <text:p text:style-name="Standard"><text:span text:style-name="T4">Integration with abcrown: </text:span></text:p>
      <text:p text:style-name="Standard"><text:span text:style-name="T6">The results show that the proposed heuristic noticeably improves over other DeepPoly-based methods, but the proposed method appears to substantially underperform the state-of-the-art methods like alpha-beta Crown. The authors show that their method can solve a small number of problems that state-of-the-art methods cannot, and on this basis they claim that their heuristic could be integrated into the top-performing algorithms, but it is not clear how this could be done. The proposed counterexample-elimination method seems to be limited to abstraction/relaxation-based methods like DeepPoly, so it is not clear how this approach could be integrated with fundamentally different methods. If the integration is straightforward, the authors should explain how it might be done; otherwise, this claim should be softened.</text:span></text:p>
      <text:p text:style-name="P4"/>
      <text:p text:style-name="Standard"><text:span text:style-name="T6">Sol: Done</text:span></text:p>
      <text:p text:style-name="P4"/>
      <text:p text:style-name="Standard"><text:span text:style-name="T7">Regarding Reviewer1’s comment on softening of the claim about integration with state-of-the-art (SOTA) methods: Our current technique is built on top of DeepPoly, but it is easy to see that it can be extended to most well-known abstraction/refinement-based methods. However, we acknowledge that it may be a bit premature to claim it could be integrated with any approach. (See further discussion in answer 2 to Reviewer2).</text:span></text:p>
      <text:p text:style-name="P5"/>
      <text:p text:style-name="Standard"><text:span text:style-name="T7">We will rewrite this paragraph to add a more nuanced and balanced discussion about the performance of our approach in improving abstraction-based techniques like DeepPoly (as shown by our results) and the subsequent promise of adapting it to other techniques.</text:span></text:p>
      <text:p text:style-name="Standard"/>
      <text:p text:style-name="Standard"><text:span text:style-name="T4">Performance:</text:span></text:p>
      <text:p text:style-name="Standard"><text:span text:style-name="T6">I understand that the field of neural network verification as a whole is currently limited to small networks (even the largest example in this paper is only 4k neurons, which is very small by modern standards). Nevertheless, the performance improvements seem to be marginal, especially since the proposed method does not match state-of-the-art performance.</text:span></text:p>
      <text:p text:style-name="P4"/>
      <text:p text:style-name="Standard"><text:span text:style-name="T7">We agree with the Reviewer that neural network verification itself currently works only on small networks. But similar to software verification, where each paper contributed a small amount, we expect to inch towards practical neural network verification technology. In some sense, it is hard to predict this process of discovering new methods to solve the problem, and which of them will lead to a push-button technology. However, similar to software verification, we may end up with techniques that can solve sub-problems or neighboring problems, which may significantly contribute to the area.</text:span></text:p>
      <text:p text:style-name="P4"/>
      <text:p text:style-name="P1"/>
      <text:p text:style-name="Standard"><text:span text:style-name="T5">Subroutine time:</text:span></text:p>
      <text:p text:style-name="Standard"><text:span text:style-name="T6">Finally, I would like to see more details about the authors' experiments. In particular, the authors introduce a new sub-routine GetMarkedNeurons; how much time does this sub-routine require? I would like to see a breakdown of how long the proposed method takes (on average) to solve problems reporting the time needed for each sub-routine, particularly as compared to a method like DeepPoly that does not have this additional sub-routine. You need to justify that the time needed to solve the underlying MaxSat problem is paid back in reduced overall solve time.</text:span></text:p>
      <text:p text:style-name="P4"/>
      <text:p text:style-name="Standard"><text:span text:style-name="T7"><text:s/>We will be happy to put this time breakdown in the revised version of the paper.</text:span></text:p>
      <text:p text:style-name="Standard"><text:soft-page-break/><text:span text:style-name="T7">However, note that the additional MaxSAT-based sub-routine will not reduce overall time, but will result in more number of solved instances, compared to DeepPoly. This is already shown/justified by the fact that we can solve 694 more instances than DeepPoly.</text:span></text:p>
      <text:p text:style-name="P7"/>
      <text:p text:style-name="P7"/>
      <text:p text:style-name="P7"/>
      <text:p text:style-name="P7"/>
      <text:p text:style-name="Standard"><text:span text:style-name="T9"><text:tab/><text:tab/><text:tab/><text:tab/><text:tab/></text:span><text:span text:style-name="T3">Review-2</text:span></text:p>
      <text:p text:style-name="Standard"><text:span text:style-name="T5">Comparison with SOTA:</text:span></text:p>
      <text:p text:style-name="Standard"><text:span text:style-name="T6">The true baselines of the proposed method should be the complete verifiers rather than purely abstraction-based methods. However, the presented method overall performs significantly worse than SoTA complete verifiers.</text:span></text:p>
      <text:p text:style-name="P4"/>
      <text:p text:style-name="Standard"><text:span text:style-name="T7">We wish to highlight that this demonstrates that our technique contributes to verifying more problems and improving the method on top of which we built our approach. At the same time, the comparison with the complete tools demonstrated that we could solve unique problems from the benchmark that were unsolved by SOTA.</text:span></text:p>
      <text:p text:style-name="P5"/>
      <text:p text:style-name="Standard"><text:span text:style-name="T7">As experience in SAT-solving suggests, one stack of techniques will, most likely, never solve all instances. Therefore, we need portfolio solvers, and our strong contention is that our technique contributes to building such a portfolio solver!</text:span></text:p>
      <text:p text:style-name="P7"/>
      <text:p text:style-name="Standard"><text:span text:style-name="T3">Branch heuristics in already existing tools:</text:span></text:p>
      <text:p text:style-name="Standard"><text:span text:style-name="T9">The proposed CEGAR loop can be described as repeatedly invoking complete verifiers over a more and more refined set of constraints. However, this is essentially what is already done internally in complete verifiers, they start from a convex relaxation of the constraints and then lazily incorporate precise information about the piecewise-linear constraints (through branching). Following this thought, maybe it’s worth exploring the use of the proposed neuron-marking strategy as a branching heuristics, rather than doing the refinement externally. </text:span></text:p>
      <text:p text:style-name="P7"/>
      <text:p text:style-name="Standard"><text:span text:style-name="T8">We wish to point out that each iteration is not a call to a complete verifier. The constraints of most neurons remain abstract. The refinement strategies can be integrated with several tools, like Marabou [11], as a branching heuristic. We have only provided one instance of integration with an abstract technique. It would be interesting to use our approach in this paper to select the branching in branch-and-bound techniques, but this will require some more effort. For instance, the constraints solved by alpha-beta-crown, which also uses branch-and-bound, are from a dual space, and hence it is a priori unclear how to derive our maxSAT query from the failure of a run. However, we hope that our core idea, i.e., the neuron-marking strategy, is significant enough to merit consideration on its own.</text:span></text:p>
      <text:p text:style-name="P7"/>
      <text:p text:style-name="Standard"><text:span text:style-name="T3">Writings: </text:span></text:p>
      <text:p text:style-name="Standard"><text:span text:style-name="T9">The writing is sloppy at times and can be dramatically improved. For example:</text:span></text:p>
      <text:p text:style-name="P8"/>
      <text:p text:style-name="Standard"><text:span text:style-name="T9">“Theorem 1. Let us say v 0 , v 1 , ...v k is an abstract execution…”</text:span></text:p>
      <text:p text:style-name="Standard"><text:span text:style-name="T9">“We have presented a novel cegar-based approach, which results in a scalable and efficient approach. Our approach comprises two parts. …”</text:span></text:p>
      <text:p text:style-name="P7"/>
      <text:p text:style-name="Standard"><text:span text:style-name="T9">Sol: Could not understand the issue in these sentences. </text:span></text:p>
      <text:p text:style-name="P3"/>
      <text:p text:style-name="P3"><text:soft-page-break/></text:p>
      <text:p text:style-name="Standard"><text:span text:style-name="T3"><text:tab/><text:tab/><text:tab/><text:tab/><text:tab/>Review-3</text:span></text:p>
      <text:p text:style-name="P3"/>
      <text:p text:style-name="Standard"><text:span text:style-name="T5">Why we are solving unique benchmarks: </text:span></text:p>
      <text:p text:style-name="Standard"><text:span text:style-name="T6">More enlightening insight needs to be given to explain why DREFINE can solve some cases that others cannot. The experimental settings need to be described more clearly, e.g., the threshold for TIMEOUT. </text:span></text:p>
      <text:p text:style-name="P4"/>
      <text:p text:style-name="Standard"><text:span text:style-name="T7">We re-emphasize that the technique we use, DREFINE, is orthogonal to most others. More precisely, we use counterexamples to find the intrinsic cause of the spuriousness (marked neurons or neurons to branch at), while existing methods do not analyze the counterexample to find out neurons to branch. Given this, it is very difficult to pinpoint the exact reason/pattern/feature that exists in the unique benchmarks that DREFINE solves, and SOTA cannot solve.</text:span></text:p>
      <text:p text:style-name="P5"/>
      <text:p text:style-name="Standard"><text:span text:style-name="T7">Regarding the threshold for TIMEOUT, the timeout for each tool to run on each benchmark instance is 2000 seconds. We will add this to the revised version of the paper. As mentioned in section 5.1 of the paper, we have provided a single CPU for each tool to make a fair comparison. Within a single CPU every tool was free to use multi-threading.</text:span></text:p>
      <text:p text:style-name="P7"/>
      <text:p text:style-name="Standard"><text:span text:style-name="T3">Theorems: </text:span></text:p>
      <text:p text:style-name="Standard"><text:span text:style-name="T9">The theorems (Thm.1--4) are stating some facts for helping explain the algorithm. In my opinion, these facts are relatively obvious and not important enough to be independent theorems. It is better to use the words like "claim" or "statement".</text:span></text:p>
      <text:p text:style-name="P7"/>
      <text:p text:style-name="Standard"><text:span text:style-name="T9">Sol: No numbering coming in case of claims so I keep theorems. </text:span></text:p>
      <text:p text:style-name="P7"/>
      <text:p text:style-name="Standard"><text:span text:style-name="T5">Figure explanation: </text:span></text:p>
      <text:p text:style-name="Standard"><text:span text:style-name="T6">Figure 2 and the corresponding description using the words "blue line", "green point", etc. are not intuitive and clear, which don't help much to illustrate the example. This part needs to be improved.</text:span></text:p>
      <text:p text:style-name="P4"/>
      <text:p text:style-name="Standard"><text:span text:style-name="T6">Ans: Tried to explain a bit more clearly with blue, green line etc. </text:span></text:p>
      <text:p text:style-name="P7"/>
      <text:p text:style-name="Standard"><text:span text:style-name="T3">Typos: </text:span></text:p>
      <text:p text:style-name="Standard"><text:span text:style-name="T6">Some typos need to be corrected, e.g. above section 3.1, "Let us define Linexpr" --&gt; "......LinExpr"</text:span></text:p>
      <text:p text:style-name="P7"/>
      <text:p text:style-name="P7"/>
      <text:p text:style-name="P7"/>
      <text:p text:style-name="P6"/>
      <text:p text:style-name="P6"><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2" meta:word-count="1267" meta:character-count="8088" meta:non-whitespace-character-count="6836"/>
    <meta:generator>LibreOfficeDev/6.0.5.2$Linux_X86_64 LibreOffice_project/</meta:generator>
  </office:meta>
</office:document-meta>
</file>